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background-color="#00ff00"/>
      <style:text-properties style:font-name="Andale Mon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Andale Mono"/>
    </style:style>
    <style:style style:name="ce6" style:family="table-cell" style:parent-style-name="Default">
      <style:table-cell-properties fo:background-color="#00ff00"/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ngine Sum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ngine Block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iming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5" office:value-type="string" calcext:value-type="string">
            <text:p>Partial</text:p>
          </table:table-cell>
          <table:table-cell table:style-name="ce5" table:number-columns-repeated="2"/>
          <table:table-cell table:style-name="ce5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ylinder Head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earing Ca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lywheel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Bras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let Stub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 style:data-style-name="N2" text:time-value="16:00:56.682294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2-31T16:04:41.589793362</dc:date>
    <meta:editing-duration>PT3H5M46S</meta:editing-duration>
    <meta:editing-cycles>33</meta:editing-cycles>
    <meta:document-statistic meta:table-count="1" meta:cell-count="101" meta:object-count="0"/>
  </office:meta>
</office:document-meta>
</file>